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ato3" svg:font-family="Lato" style:font-pitch="variable"/>
    <style:font-face style:name="Lato2" svg:font-family="Lato" style:font-adornments="Regular" style:font-pitch="variable"/>
    <style:font-face style:name="Liberation Sans1" svg:font-family="'Liberation Sans'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roid Sans Mono"/>
    </style:style>
    <style:style style:name="T3" style:family="text">
      <style:text-properties style:font-name="Lato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727cm" svg:x="1.4cm" svg:y="3.727cm" presentation:class="title" presentation:user-transformed="true">
          <draw:text-box>
            <text:p>Gathering usage metrics on open scientific software BoF</text:p>
          </draw:text-box>
        </draw:frame>
        <draw:frame presentation:style-name="pr2" draw:text-style-name="P1" draw:layer="layout" svg:width="25.199cm" svg:height="12.179cm" svg:x="1.4cm" svg:y="7.914cm" presentation:class="subtitle" presentation:user-transformed="true">
          <draw:text-box>
            <text:p>SciPy 201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've all got questions</text:p>
          </draw:text-box>
        </draw:frame>
        <draw:frame presentation:style-name="pr4" draw:layer="layout" svg:width="25.199cm" svg:height="14.352cm" svg:x="1.4cm" svg:y="4.914cm" presentation:class="outline" presentation:user-transformed="true">
          <draw:text-box>
            <text:list text:style-name="L2">
              <text:list-item>
                <text:p>Funding agencies: How many people are using this software?</text:p>
              </text:list-item>
              <text:list-item>
                <text:p>Long-term sustainability: Who's using the software?</text:p>
              </text:list-item>
              <text:list-item>
                <text:p>Developers: What are users actually doing?</text:p>
                <text:list>
                  <text:list-item>
                    <text:p>Is anyone relying on this weird and confusing corner case?</text:p>
                  </text:list-item>
                  <text:list-item>
                    <text:p>How recent a CPU can we optimize for?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How Firefox telemetry works</text:p>
          </draw:text-box>
        </draw:frame>
        <draw:frame presentation:style-name="pr4" draw:layer="layout" svg:width="25.199cm" svg:height="15.067cm" svg:x="1.4cm" svg:y="3.893cm" presentation:class="outline" presentation:user-transformed="true">
          <draw:text-box>
            <text:list text:style-name="L2">
              <text:list-item>
                <text:p>Sends a “ping” back to Mozilla.org when:</text:p>
                <text:list>
                  <text:list-item>
                    <text:p>First installed</text:p>
                  </text:list-item>
                  <text:list-item>
                    <text:p>User opts out (!)</text:p>
                  </text:list-item>
                  <text:list-item>
                    <text:p>After every session if user opted in</text:p>
                  </text:list-item>
                  <text:list-item>
                    <text:p>Uninstalled</text:p>
                  </text:list-item>
                </text:list>
              </text:list-item>
              <text:list-item>
                <text:p>Pings include:</text:p>
                <text:list>
                  <text:list-item>
                    <text:p>A unique “install id” (allows correlating pings from the same browser, but <text:span text:style-name="T1">not </text:span>cross-referenced with any other kind of user id)</text:p>
                  </text:list-item>
                  <text:list-item>
                    <text:p>Anonymous data about browser performance</text:p>
                  </text:list-item>
                </text:list>
              </text:list-item>
              <text:list-item>
                <text:p>All data gathered is vis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727cm" svg:x="1.4cm" svg:y="0.727cm" presentation:class="title" presentation:user-transformed="true">
          <draw:text-box>
            <text:p>How F/OSS scientific stack telemetry might work</text:p>
          </draw:text-box>
        </draw:frame>
        <draw:frame presentation:style-name="pr4" draw:layer="layout" svg:width="25.199cm" svg:height="14.649cm" svg:x="1.41cm" svg:y="5.064cm" presentation:class="outline" presentation:user-transformed="true">
          <draw:text-box>
            <text:list text:style-name="L2">
              <text:list-item>
                <text:p>Neutral trusted party to manage data / privacy policy: NumFOCUS?</text:p>
              </text:list-item>
              <text:list-item>
                <text:p>Provides a library: <text:span text:style-name="T2">import otp</text:span></text:p>
              </text:list-item>
              <text:list-item>
                <text:p>Ipython and other GUIs: </text:p>
                <text:list>
                  <text:list-header>
                    <text:p><text:span text:style-name="T2">if otp.consent_state = “unknown”:</text:span></text:p>
                    <text:list>
                      <text:list-header>
                        <text:p><text:span text:style-name="T2">ask_user(“Would you like to help?”)</text:span></text:p>
                      </text:list-header>
                    </text:list>
                    <text:p><text:span text:style-name="T2">otp.set_consent(response)</text:span></text:p>
                  </text:list-header>
                </text:list>
              </text:list-item>
              <text:list-item>
                <text:p><text:span text:style-name="T3">NumPy or Matplotlib or whoever:</text:span></text:p>
                <text:list>
                  <text:list-header>
                    <text:p><text:span text:style-name="T2">otp.increment(“numpy”, “version”, __version__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er the hood</text:p>
          </draw:text-box>
        </draw:frame>
        <draw:frame presentation:style-name="pr4" draw:layer="layout" svg:width="25.199cm" svg:height="13.858cm" svg:x="1.4cm" svg:y="4.914cm" presentation:class="outline" presentation:user-transformed="true">
          <draw:text-box>
            <text:list text:style-name="L2">
              <text:list-item>
                <text:p>otp.py saves state in $APP_DIR/open-telemetry-project/</text:p>
                <text:list>
                  <text:list-item>
                    <text:p>…/consent stores current consent status</text:p>
                  </text:list-item>
                  <text:list-item>
                    <text:p>…/python/$HOSTNAME/$DAY/$RANDID.json</text:p>
                  </text:list-item>
                  <text:list-item>
                    <text:p>…/python/$HOSTNAME/lockfile</text:p>
                  </text:list-item>
                  <text:list-item>
                    <text:p>Once a day, bundle up previous day's data and send a POST to <text:span text:style-name="T1">https</text:span>://incoming.otp.numfocus.org </text:p>
                  </text:list-item>
                </text:list>
              </text:list-item>
              <text:list-item>
                <text:p>R / Julia / whoever might want to write client libraries to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RB issues</text:p>
          </draw:text-box>
        </draw:frame>
        <draw:frame presentation:style-name="pr4" draw:layer="layout" svg:width="25.199cm" svg:height="14.846cm" svg:x="1.4cm" svg:y="4.914cm" presentation:class="outline" presentation:user-transformed="true">
          <draw:text-box>
            <text:list text:style-name="L2">
              <text:list-item>
                <text:p>Berkeley human subjects says:</text:p>
                <text:list>
                  <text:list-item>
                    <text:p>IF you want to use the data to make scientific inferences, then you need IRB protocols etc.</text:p>
                  </text:list-item>
                  <text:list-item>
                    <text:p>IF you want to use the data to make software better, make a case to funders, etc., then there's no problem</text:p>
                  </text:list-item>
                </text:list>
              </text:list-item>
              <text:list-item>
                <text:p>So basically, we're fine (sorry sociologists)</text:p>
                <text:list>
                  <text:list-item>
                    <text:p>But, you are allowed to use whatever data we release publically, you just can't influence how/what we coll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acy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policy that projects agree to comply with on what data is collected</text:p>
              </text:list-item>
              <text:list-item>
                <text:p>Need institutional framework (NumFOCUS committee?) to oversee access to raw data</text:p>
              </text:list-item>
              <text:list-item>
                <text:p>Aggregated data can be made public direct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pyter project is on board in principle</text:p>
              </text:list-item>
              <text:list-item>
                <text:p>Server hosting: Rackspace</text:p>
              </text:list-item>
              <text:list-item>
                <text:p>IRB issues: looks like we're good</text:p>
              </text:list-item>
              <text:list-item>
                <text:p>Institutional framework: need to talk to NumFOCUS</text:p>
              </text:list-item>
              <text:list-item>
                <text:p>Code: not actually writ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do</text:p>
          </draw:text-box>
        </draw:frame>
        <draw:frame presentation:style-name="pr4" draw:layer="layout" svg:width="25.199cm" svg:height="14.846cm" svg:x="1.4cm" svg:y="4.914cm" presentation:class="outline" presentation:user-transformed="true">
          <draw:text-box>
            <text:list text:style-name="L2">
              <text:list-item>
                <text:p>Write the client</text:p>
              </text:list-item>
              <text:list-item>
                <text:p>Write the consent GUI for Jupyter</text:p>
              </text:list-item>
              <text:list-item>
                <text:p>Write the server</text:p>
              </text:list-item>
              <text:list-item>
                <text:p>Write data analysis code</text:p>
              </text:list-item>
              <text:list-item>
                <text:p>Set up the committee</text:p>
              </text:list-item>
              <text:list-item>
                <text:p>Write up our privacy policy, instructions to projects, etc.</text:p>
              </text:list-item>
              <text:list-item>
                <text:p>Make a web page to present all this to us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ato3" svg:font-family="Lato" style:font-pitch="variable"/>
    <style:font-face style:name="Lato2" svg:font-family="Lato" style:font-adornments="Regular" style:font-pitch="variable"/>
    <style:font-face style:name="Liberation Sans1" svg:font-family="'Liberation Sans'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iel Smith</meta:initial-creator>
    <meta:creation-date>2015-04-11T02:01:04.255563163</meta:creation-date>
    <dc:date>2015-07-08T15:18:19.763085232</dc:date>
    <dc:creator>Nathaniel Smith</dc:creator>
    <meta:editing-duration>P4DT13H15M31S</meta:editing-duration>
    <meta:editing-cycles>137</meta:editing-cycles>
    <meta:generator>LibreOffice/4.4.4.2$Linux_X86_64 LibreOffice_project/40m0$Build-2</meta:generator>
    <meta:document-statistic meta:object-count="61"/>
  </office:meta>
</office:document-meta>
</file>